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1C0E10000534D0000533371D3B0E0ADB60F4B.svg" manifest:media-type="image/svg+xml"/>
  <manifest:file-entry manifest:full-path="Pictures/1001C0DD0000534D00005333D82D2333339FF9C1.svg" manifest:media-type="image/svg+xml"/>
  <manifest:file-entry manifest:full-path="Pictures/10000201000002C4000002C38CED3F1535DCCDA2.png" manifest:media-type="image/png"/>
  <manifest:file-entry manifest:full-path="Pictures/10000201000002C4000002C3F9D8AA6F7CA1E42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6.9161in" draw:z-index="0"><draw:image xlink:href="Pictures/1001C0DD0000534D00005333D82D2333339FF9C1.svg" xlink:type="simple" xlink:show="embed" xlink:actuate="onLoad" loext:mime-type="image/svg+xml"/><draw:image xlink:href="Pictures/10000201000002C4000002C3F9D8AA6F7CA1E424.png" xlink:type="simple" xlink:show="embed" xlink:actuate="onLoad"/></draw:frame></text:p>
      <text:p text:style-name="P1"><draw:frame draw:style-name="fr1" draw:name="Image2" text:anchor-type="paragraph" svg:width="6.9252in" svg:height="6.9161in" draw:z-index="1"><draw:image xlink:href="Pictures/1001C0E10000534D0000533371D3B0E0ADB60F4B.svg" xlink:type="simple" xlink:show="embed" xlink:actuate="onLoad" loext:mime-type="image/svg+xml"/><draw:image xlink:href="Pictures/10000201000002C4000002C38CED3F1535DCCDA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9:30:56.704000000</meta:creation-date>
    <dc:date>2019-04-24T19:35:05.851000000</dc:date>
    <meta:editing-duration>PT4M11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0.5.2$Windows_X86_64 LibreOffice_project/54c8cbb85f300ac59db32fe8a675ff7683cd5a16</meta:generator>
  </office:meta>
</office:document-meta>
</file>